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0</text:p>
          </table:table-cell>
          <table:table-cell office:value-type="string">
            <text:p>p(pass)</text:p>
          </table:table-cell>
          <table:table-cell office:value-type="string">
            <text:p>l0</text:p>
          </table:table-cell>
          <table:table-cell office:value-type="string">
            <text:p>Expected numb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100-[.B3]" office:value-type="float" office:value="25">
            <text:p>25</text:p>
          </table:table-cell>
          <table:table-cell office:value-type="float" office:value="132">
            <text:p>132</text:p>
          </table:table-cell>
          <table:table-cell table:formula="of:=1 / ([.C3]/100)" office:value-type="float" office:value="4">
            <text:p>4</text:p>
          </table:table-cell>
          <table:table-cell table:formula="of:=[.E3]*[.D3]" office:value-type="float" office:value="528">
            <text:p>5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00-[.B4]" office:value-type="float" office:value="80">
            <text:p>80</text:p>
          </table:table-cell>
          <table:table-cell office:value-type="float" office:value="42">
            <text:p>42</text:p>
          </table:table-cell>
          <table:table-cell table:formula="of:=1 / ([.C4]/100)" office:value-type="float" office:value="1.25">
            <text:p>1.25</text:p>
          </table:table-cell>
          <table:table-cell table:formula="of:=[.E4]*([.F3]+[.D4])" office:value-type="float" office:value="712.5">
            <text:p>712.5</text:p>
          </table:table-cell>
          <table:table-cell/>
          <table:table-cell table:formula="of:=SUM([.F3:.F4])" office:value-type="float" office:value="1240.5">
            <text:p>1240.5</text:p>
          </table:table-cell>
          <table:table-cell table:formula="of:=712-[.F3]" office:value-type="float" office:value="184">
            <text:p>184</text:p>
          </table:table-cell>
          <table:table-cell table:formula="of:=[.I4]/[.D4]" office:value-type="float" office:value="4.38095238095238">
            <text:p>4.38095238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100-[.B5]" office:value-type="float" office:value="47">
            <text:p>47</text:p>
          </table:table-cell>
          <table:table-cell office:value-type="float" office:value="99">
            <text:p>99</text:p>
          </table:table-cell>
          <table:table-cell table:formula="of:=1 / ([.C5]/100)" office:value-type="float" office:value="2.12765957446808">
            <text:p>2.1276595745</text:p>
          </table:table-cell>
          <table:table-cell table:formula="of:=[.E5]*([.F4]+[.D5])" office:value-type="float" office:value="1726.59574468085">
            <text:p>1726.5957446809</text:p>
          </table:table-cell>
          <table:table-cell table:number-columns-repeated="1018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1/23/2013</text:date>, <text:time>21:1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1-23T21:14:45.65</dc:date>
    <meta:editing-duration>P26DT22H36M4S</meta:editing-duration>
    <meta:editing-cycles>8</meta:editing-cycles>
    <meta:generator>OpenOffice.org/3.4.1$Win32 OpenOffice.org_project/341m1$Build-9593</meta:generator>
    <meta:document-statistic meta:table-count="2" meta:cell-count="22" meta:object-count="0"/>
  </office:meta>
</office:document-meta>
</file>